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start" style:justify-single-word="false" fo:break-before="page"/>
      <style:text-properties fo:font-size="36pt" style:font-size-asian="36pt" style:font-size-complex="36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text-properties fo:color="#000000" fo:font-style="normal" style:font-style-asian="normal" style:font-style-complex="normal"/>
    </style:style>
    <style:style style:name="P9" style:family="paragraph" style:parent-style-name="Text_20_body">
      <style:text-properties fo:color="#000000" fo:font-size="12pt" style:font-size-asian="10.5pt" style:font-size-complex="12pt"/>
    </style:style>
    <style:style style:name="P10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1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Heading_20_1">
      <style:text-properties fo:color="#000000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color="#ff0000" fo:font-size="16pt" style:font-size-asian="14pt" style:font-size-complex="16pt"/>
    </style:style>
    <style:style style:name="T4" style:family="text">
      <style:text-properties fo:color="#ff0000" fo:font-size="12pt" style:font-size-asian="10.5pt" style:font-size-complex="12pt"/>
    </style:style>
    <style:style style:name="T5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style="italic" style:font-size-asian="10.5pt" style:font-style-asian="italic" style:font-size-complex="12pt" style:font-style-complex="italic"/>
    </style:style>
    <style:style style:name="T12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style:font-size-asian="10.5pt" style:font-style-asian="normal" style:font-size-complex="12pt" style:font-style-complex="normal"/>
    </style:style>
    <style:style style:name="T14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color="#000000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2"><text:span text:style-name="T1">USER MANUAL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3">Last update: April 13, 2009</text:span><text:span text:style-name="T1"> <text:s text:c="2"/></text:span></text:p>
      <text:p text:style-name="P2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3"><text:s/>Welcome<text:tab/>3</text:p>
          <text:p text:style-name="P13"><text:s/>Registration<text:tab/>3</text:p>
          <text:p text:style-name="P13"><text:s/>Login / Logout<text:tab/>5</text:p>
          <text:p text:style-name="P13"><text:s/>Home<text:tab/>5</text:p>
          <text:p text:style-name="P13"><text:s/>View/Edit/Delete Account<text:tab/>5</text:p>
          <text:p text:style-name="P13"><text:s/>Viewing Own Profile<text:tab/>6</text:p>
          <text:p text:style-name="P13"><text:s/>Viewing All Profiles<text:tab/>6</text:p>
          <text:p text:style-name="P13"><text:s/>Viewing All Categories<text:tab/>6</text:p>
          <text:p text:style-name="P13"><text:s/>Viewing a Category<text:tab/>6</text:p>
          <text:p text:style-name="P13"><text:s/>Creating an Auction<text:tab/>7</text:p>
          <text:p text:style-name="P13"><text:s/>Bidding on an Auction<text:tab/>7</text:p>
          <text:p text:style-name="P13"><text:s/>Finalizing an Auction as Seller<text:tab/>7</text:p>
          <text:p text:style-name="P13"><text:s/>Finalizing an Auction as Buyer<text:tab/>7</text:p>
          <text:p text:style-name="P13"><text:s/>Administrative Features<text:tab/>7</text:p>
        </text:index-body>
      </text:table-of-content>
      <text:p text:style-name="P3"><text:span text:style-name="T1"/></text:p>
      <text:p text:style-name="P4"><text:span text:style-name="T1"/></text:p>
      <text:h text:style-name="Heading_20_1" text:outline-level="1"><text:tab/>Welcome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to for wisdom and guidance. </text:p>
      <text:h text:style-name="Heading_20_1" text:outline-level="1"><text:span text:style-name="T8"><text:tab/>Registration</text:span></text:h>
      <text:p text:style-name="Text_20_body"><text:span text:style-name="T8"><text:tab/></text:span><text:span text:style-name="T10">You must first become a registered user in order to navigate iBay. To do so, simply click on the <text:tab/>link in the left sidebar entitled “Register”. This will bring you to a form that you must fill out in <text:tab/>order to become a user.</text:span></text:p>
      <text:p text:style-name="Text_20_body"><text:span text:style-name="T10"/></text:p>
      <text:p text:style-name="Text_20_body"><text:span text:style-name="T10"><text:tab/></text:span><text:span text:style-name="T4">Insert register link screenshots <text:s text:c="3"/>AND <text:s text:c="2"/>register form</text:span></text:p>
      <text:p text:style-name="Text_20_body"><text:span text:style-name="T8"><text:s/><text:tab/></text:span><text:span text:style-name="T10">This form is fairly self-explanatory, but let's have a brief look at each field and what is expected.</text:span></text:p>
      <text:p text:style-name="Text_20_body"><text:span text:style-name="T10"/></text:p>
      <text:p text:style-name="Text_20_body"><text:span text:style-name="T10"><text:tab/></text:span><text:span text:style-name="T11">Desired Username:</text:span><text:span text:style-name="T13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Text_20_body"><text:span text:style-name="T13"/></text:p>
      <text:p text:style-name="Text_20_body"><text:span text:style-name="T13"><text:tab/></text:span><text:span text:style-name="T11">Password: </text:span><text:span text:style-name="T13">This is an entry that only you will know the value of, as it is your password to enter <text:tab/><text:tab/><text:tab/>iBay. The password that you choose must be no longer than 50 characters. You will be <text:tab/><text:tab/><text:tab/>asked to repeat your password to guarantee that you have entered it correctly</text:span></text:p>
      <text:p text:style-name="Text_20_body"><text:span text:style-name="T13"/></text:p>
      <text:p text:style-name="Text_20_body"><text:span text:style-name="T13"><text:tab/></text:span><text:span text:style-name="T11">Real Name:</text:span><text:span text:style-name="T13"> In this field, you are asked to enter your first and last name as it appears on your <text:tab/><text:tab/><text:tab/>driver's license, unless it happens to be longer than 100 characters, as this is the limit.</text:span></text:p>
      <text:p text:style-name="Text_20_body"><text:span text:style-name="T13"/></text:p>
      <text:p text:style-name="Text_20_body"><text:span text:style-name="T13"><text:tab/></text:span><text:span text:style-name="T11">Birth Date:</text:span><text:span text:style-name="T13"> If you guessed that you are to enter the day of your birth in this field, than you have <text:tab/><text:tab/>guessed correctly. Please use year-month-day method. </text:span><text:span text:style-name="T11">Example: 1934-12-30</text:span></text:p>
      <text:p text:style-name="Text_20_body"><text:span text:style-name="T13"/></text:p>
      <text:p text:style-name="Text_20_body"><text:span text:style-name="T13"><text:tab/></text:span><text:span text:style-name="T11">Shipping Street:</text:span><text:span text:style-name="T13"> This is where you enter the street address that you wish for your winnings to be <text:tab/><text:tab/>shipped. This might look something like: </text:span><text:span text:style-name="T11">123 Main St.</text:span><text:span text:style-name="T13"> <text:s text:c="7"/>or <text:s text:c="2"/></text:span><text:span text:style-name="T11">4321 Pete Rd Apt 30 <text:s text:c="2"/><text:tab/><text:tab/><text:tab/></text:span><text:span text:style-name="T13">The maximum length is characters.</text:span></text:p>
      <text:p text:style-name="Text_20_body"><text:span text:style-name="T13"><text:tab/><text:tab/></text:span></text:p>
      <text:p text:style-name="Text_20_body"><text:span text:style-name="T13"><text:tab/></text:span><text:span text:style-name="T11">Shipping City:</text:span><text:span text:style-name="T13"> This is the city in which the street address that you just entered belongs. The <text:tab/><text:tab/><text:tab/>maximum length is 50 characters.</text:span></text:p>
      <text:p text:style-name="Text_20_body"><text:span text:style-name="T13"><text:tab/><text:tab/><text:tab/></text:span></text:p>
      <text:p text:style-name="Text_20_body"><text:span text:style-name="T13"><text:tab/></text:span><text:span text:style-name="T11">Shipping State:</text:span><text:span text:style-name="T13"> This is the state in which the city that you just entered belongs. The maximum <text:tab/></text:span><text:soft-page-break/><text:span text:style-name="T13"><text:tab/><text:tab/>length is 25 characters.</text:span></text:p>
      <text:p text:style-name="Text_20_body"><text:span text:style-name="T13"/></text:p>
      <text:p text:style-name="Text_20_body"><text:span text:style-name="T13"><text:tab/></text:span><text:span text:style-name="T11">Shipping Zip Code: </text:span><text:span text:style-name="T13">Enter the ZIP Code of the shipping street above. There is a 10 character <text:tab/><text:tab/><text:tab/>limit.</text:span></text:p>
      <text:p text:style-name="Text_20_body"><text:span text:style-name="T13"/></text:p>
      <text:p text:style-name="Text_20_body"><text:span text:style-name="T13"><text:tab/></text:span><text:span text:style-name="T11">Phone Number:</text:span><text:span text:style-name="T13"> Enter a phone number which can be used to reach you in case there is a need to <text:tab/><text:tab/>contact you. You must do so in less than or equal to 12 characters.</text:span></text:p>
      <text:p text:style-name="Text_20_body"><text:span text:style-name="T13"/></text:p>
      <text:p text:style-name="Text_20_body"><text:span text:style-name="T13"><text:tab/></text:span><text:span text:style-name="T11">Email Address:</text:span><text:span text:style-name="T13"> Enter your email address in this field. The max length for this entry is 50 <text:tab/><text:tab/><text:tab/>characters</text:span></text:p>
      <text:p text:style-name="Text_20_body"><text:span text:style-name="T13"/></text:p>
      <text:p text:style-name="Text_20_body"><text:span text:style-name="T13"><text:tab/></text:span><text:span text:style-name="T11">Credit Card Type: </text:span><text:span text:style-name="T13">Select one of: American Express, Discover, Visa, or Master Card to reflect <text:tab/><text:tab/><text:tab/>the reality of which card type you are going to pay with.</text:span></text:p>
      <text:p text:style-name="Text_20_body"><text:span text:style-name="T13"/></text:p>
      <text:p text:style-name="Text_20_body"><text:span text:style-name="T13"><text:tab/></text:span><text:span text:style-name="T11">Credit Card Number:</text:span><text:span text:style-name="T13"> Enter the credit card number for the card that you are paying with. No <text:tab/><text:tab/><text:tab/>more than 16 digits, please. <text:s/></text:span><text:span text:style-name="T11">Example: 1111222233334444</text:span></text:p>
      <text:p text:style-name="Text_20_body"><text:span text:style-name="T13"/></text:p>
      <text:p text:style-name="Text_20_body"><text:span text:style-name="T13"><text:tab/></text:span><text:span text:style-name="T11">Credit Card Expiration: </text:span><text:span text:style-name="T13">Select the month/day in which your credit card expires.</text:span></text:p>
      <text:p text:style-name="Text_20_body"><text:span text:style-name="T13"/></text:p>
      <text:p text:style-name="Text_20_body"><text:span text:style-name="T13"><text:tab/></text:span><text:span text:style-name="T11">Profile Picture:</text:span><text:span text:style-name="T13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Text_20_body"><text:span text:style-name="T13"/></text:p>
      <text:p text:style-name="Text_20_body"><text:span text:style-name="T13"/></text:p>
      <text:p text:style-name="Text_20_body"><text:span text:style-name="T13"><text:tab/>Now that you have filled in all of the fields for your account, just click the “Register” button at <text:tab/>the bottom of the form. You will be asked if you wish to login, at which time you may do so by <text:tab/>clicking the link for login.</text:span></text:p>
      <text:p text:style-name="Text_20_body"><text:span text:style-name="T13"/></text:p>
      <text:p text:style-name="Text_20_body"><text:span text:style-name="T13"/></text:p>
      <text:p text:style-name="Text_20_body"><text:span text:style-name="T13"><text:tab/></text:span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Text_20_body"><text:span text:style-name="T13"/></text:p>
      <text:p text:style-name="P5"><text:span text:style-name="T17">Congratulations, and welcome to iBay!</text:span></text:p>
      <text:p text:style-name="Text_20_body"><text:span text:style-name="T13"><text:tab/><text:tab/><text:tab/></text:span></text:p>
      <text:p text:style-name="Text_20_body"><text:soft-page-break/><text:span text:style-name="T13"/></text:p>
      <text:p text:style-name="Text_20_body"><text:span text:style-name="T13"><text:tab/></text:span></text:p>
      <text:h text:style-name="Heading_20_1" text:outline-level="1"><text:span text:style-name="T8"><text:tab/>Login / Logout</text:span></text:h>
      <text:p text:style-name="Text_20_body"><text:span text:style-name="T8"/></text:p>
      <text:p text:style-name="Text_20_body"><text:span text:style-name="T8"><text:tab/></text:span><text:span text:style-name="T15">The processes of logging in and logging out are fairly straight forward. Note that in order to <text:tab/>login you must have already registered as a user. </text:span><text:span text:style-name="T12">See </text:span><text:span text:style-name="T14">Registration</text:span></text:p>
      <text:p text:style-name="P6"><text:span text:style-name="T15"><text:tab/>To login, simply click the login link in the left side bar of the website. You will be taken to a <text:tab/>login form.</text:span></text:p>
      <text:p text:style-name="P6"><text:span text:style-name="T15"/></text:p>
      <text:p text:style-name="P6"><text:span text:style-name="T15"><text:tab/> </text:span><text:span text:style-name="T6">Insert login link and login form</text:span><text:span text:style-name="T18"> </text:span></text:p>
      <text:p text:style-name="P8"><text:span text:style-name="T15"><text:tab/></text:span></text:p>
      <text:p text:style-name="P8"><text:span text:style-name="T15"><text:tab/>Enter your user name in the Username field and your password in the Password field. Finish by <text:tab/>clicking the Login button at the bottom of the form. You will be sent to your user home page <text:tab/>and are ready to navigate the site, edit your account or profile, bid on items, or create items as <text:tab/>you wish.</text:span></text:p>
      <text:p text:style-name="P8"><text:span text:style-name="T15"><text:tab/>In order to logout, simply click the logout link in the top, right-hand corner of the site. You will <text:tab/>be returned to the website homepage.</text:span></text:p>
      <text:p text:style-name="P8"><text:span text:style-name="T15"/></text:p>
      <text:h text:style-name="Heading_20_1" text:outline-level="1"><text:span text:style-name="T15"><text:tab/></text:span><text:span text:style-name="T9">Home</text:span></text:h>
      <text:p text:style-name="P11"/>
      <text:p text:style-name="P11"><text:tab/>This is your own personal home page and the first page that you will see when logged in as a <text:tab/>user. Here is where you can view all of your activities as well as any notifications that you have. <text:tab/>From this page, you can <text:span text:style-name="T19">navigate the site, edit your account or profile, bid on items, or create <text:tab/>items as you wish.</text:span></text:p>
      <text:h text:style-name="P12" text:outline-level="1"><text:span text:style-name="T8"><text:tab/>View/Edit/Delete Account</text:span></text:h>
      <text:p text:style-name="P9"/>
      <text:p text:style-name="P9"><text:tab/>If you would like to view your account information, edit any fields in your account information, <text:tab/>or even delete your account altogether, then you need to click on the Account link. This will <text:tab/>bring you to a similar form that was presented during registration with two major differences.</text:p>
      <text:p text:style-name="P10"><text:span text:style-name="T16"><text:tab/> </text:span><text:span text:style-name="T7">Insert account form</text:span></text:p>
      <text:p text:style-name="P9"><text:s/><text:tab/>Firstly, you will notice that all of your information is shown for each field. You may change any <text:tab/>of this <text:s/>information EXCEPT FOR THE USER NAME. The same rules apply for each field as <text:tab/>in registration. When you are done, click the Save button at the bottom of the form. If all fields <text:tab/>are correctly filled out, you will be notified of a successful update and given an option to <text:tab/>display the new data.</text:p>
      <text:p text:style-name="P9"><text:tab/>Secondly, there is a link option just below the Username field title called “Delete Account”. <text:tab/>Should you choose to delete you account, be warned that there is no undoing your action, and <text:soft-page-break/><text:tab/>you will have to register again if you wish to participate in iBay. Note that you MAY NOT <text:tab/>DELETE YOUR ACCOUNT IF YOU ARE PARTICIPATING IN AN AUCTION if you are the <text:tab/>seller NOR if you are the the highest bidder. After deleting your account, you will only be able <text:tab/>to view the iBay home page until you register again.</text:p>
      <text:p text:style-name="P7"><text:span text:style-name="T8"><text:tab/></text:span></text:p>
      <text:h text:style-name="Heading_20_1" text:outline-level="1"><text:span text:style-name="T8"><text:tab/>Viewing Own Profile</text:span></text:h>
      <text:p text:style-name="Text_20_body"><text:span text:style-name="T8"/></text:p>
      <text:p text:style-name="Text_20_body"><text:span text:style-name="T8"><text:tab/></text:span><text:span text:style-name="T10">To view your own profile, click on the Profile link in the left sidebar. By doing so, you will be <text:tab/>brought to a view of your profile information. This includes your picture, description, and <text:tab/>feedback that has been left for you by other users.</text:span></text:p>
      <text:p text:style-name="P10"><text:span text:style-name="T16"><text:tab/> </text:span><text:span text:style-name="T7">Insert profile example</text:span></text:p>
      <text:h text:style-name="Heading_20_1" text:outline-level="1"><text:span text:style-name="T8"><text:tab/>Viewing All Profiles</text:span></text:h>
      <text:p text:style-name="Text_20_body"><text:span text:style-name="T8"/></text:p>
      <text:p text:style-name="Text_20_body"><text:span text:style-name="T8"><text:tab/></text:span><text:span text:style-name="T10">To view all user profiles, click on the Profile link in the left sidebar. By doing so, you will be <text:tab/>brought to a view of <text:s/>the profile information for all users. </text:span></text:p>
      <text:p text:style-name="Text_20_body"><text:span text:style-name="T10"><text:tab/></text:span><text:span text:style-name="T5">Insert view all profile examples</text:span></text:p>
      <text:h text:style-name="Heading_20_1" text:outline-level="1"><text:span text:style-name="T8"><text:tab/>Viewing All Categories</text:span></text:h>
      <text:p text:style-name="Text_20_body"><text:span text:style-name="T8"/></text:p>
      <text:p text:style-name="Text_20_body"><text:span text:style-name="T8"><text:s/><text:tab/></text:span><text:span text:style-name="T5">Insert view all categories <text:s/>example</text:span></text:p>
      <text:h text:style-name="Heading_20_1" text:outline-level="1"><text:span text:style-name="T8"><text:tab/>Viewing a Category</text:span></text:h>
      <text:p text:style-name="Text_20_body"><text:span text:style-name="T8"/></text:p>
      <text:p text:style-name="Text_20_body"><text:span text:style-name="T8"><text:tab/></text:span><text:span text:style-name="T10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</text:span></text:p>
      <text:p text:style-name="Text_20_body"><text:span text:style-name="T10"/></text:p>
      <text:p text:style-name="Text_20_body"><text:span text:style-name="T10"><text:tab/></text:span><text:span text:style-name="T5">Insert view category <text:s/>example</text:span></text:p>
      <text:p text:style-name="Text_20_body"><text:span text:style-name="T5">\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h text:style-name="Heading_20_1" text:outline-level="1"><text:soft-page-break/><text:span text:style-name="T8"><text:tab/>Creating an Auction</text:span></text:h>
      <text:p text:style-name="Text_20_body"><text:span text:style-name="T8"/></text:p>
      <text:p text:style-name="Text_20_body"><text:span text:style-name="T8"><text:tab/></text:span></text:p>
      <text:h text:style-name="Heading_20_1" text:outline-level="1"><text:span text:style-name="T8"><text:tab/>Bidding on an Auction</text:span></text:h>
      <text:h text:style-name="Heading_20_1" text:outline-level="1"><text:span text:style-name="T8"><text:tab/>Finalizing an Auction as Seller</text:span></text:h>
      <text:h text:style-name="Heading_20_1" text:outline-level="1"><text:span text:style-name="T8"><text:tab/>Finalizing an Auction as Buyer</text:span></text:h>
      <text:h text:style-name="Heading_20_1" text:outline-level="1"><text:span text:style-name="T8"><text:tab/>Administrative Features</text:span></text:h>
      <text:p text:style-name="Text_20_body"><text:span text:style-name="T8"/></text:p>
      <text:p text:style-name="Text_20_body"><text:span text:style-name="T8"><text:tab/></text:span></text:p>
      <text:p text:style-name="Text_20_body"><text:span text:style-name="T8"/></text:p>
      <text:p text:style-name="Text_20_body"><text:span text:style-name="T8"><text:tab/></text:span></text:p>
      <text:p text:style-name="P3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3T14:10:45</meta:creation-date>
    <dc:date>2009-04-13T16:46:46</dc:date>
    <meta:editing-cycles>6</meta:editing-cycles>
    <meta:editing-duration>PT2H36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82" meta:word-count="1255" meta:character-count="7078"/>
  </office:meta>
</office:document-meta>
</file>